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S Sans Serif" svg:font-family="'MS Sans Serif'" style:font-family-generic="swiss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9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(uwe.altmann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 table:number-rows-repeated="651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Japa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database-ranges>
        <table:database-range table:target-range-address="English.A1:English.J4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5">2008.01.05</text:date>, <text:time>23:19:4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241$Build-9244</meta:generator>
    <meta:creation-date>2007-04-25T07:50:52</meta:creation-date>
    <dc:creator>AgentK</dc:creator>
    <dc:date>2008-01-05T23:19:44</dc:date>
    <meta:editing-cycles>145</meta:editing-cycles>
    <meta:editing-duration>PT14H46M33S</meta:editing-duration>
    <meta:user-defined meta:name="Info 1"/>
    <meta:user-defined meta:name="Info 2"/>
    <meta:user-defined meta:name="Info 3"/>
    <meta:user-defined meta:name="Info 4"/>
    <meta:document-statistic meta:table-count="15" meta:cell-count="8532"/>
  </office:meta>
</office:document-meta>
</file>